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a0ff" draw:textarea-horizontal-align="justify" draw:textarea-vertical-align="middle" draw:auto-grow-height="false" fo:min-height="16.417cm" fo:min-width="24.5cm"/>
    </style:style>
    <style:style style:name="gr2" style:family="graphic" style:parent-style-name="standard">
      <style:graphic-properties draw:stroke="none" svg:stroke-width="0.353cm" svg:stroke-color="#a7074b" draw:marker-start-width="0.727cm" draw:marker-end-width="0.727cm" svg:stroke-opacity="100%" draw:fill="solid" draw:fill-color="#000000" draw:textarea-horizontal-align="justify" draw:textarea-vertical-align="middle" draw:auto-grow-height="false" fo:min-height="5.75cm" fo:min-width="7.5cm" fo:padding-top="0.299cm" fo:padding-bottom="0.299cm" fo:padding-left="0.424cm" fo:padding-right="0.424cm"/>
    </style:style>
    <style:style style:name="gr3" style:family="graphic" style:parent-style-name="standard">
      <style:graphic-properties draw:stroke="none"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6.741cm" fo:min-width="6.501cm" fo:padding-top="0.13cm" fo:padding-bottom="0.13cm" fo:padding-left="0.25cm" fo:padding-right="0.25cm" fo:wrap-option="wrap" draw:shadow="hidden" draw:shadow-offset-x="0.3cm" draw:shadow-offset-y="0.3cm" draw:shadow-color="#808080"/>
    </style:style>
    <style:style style:name="gr4" style:family="graphic" style:parent-style-name="standard">
      <style:graphic-properties draw:stroke="none" draw:fill-color="#ff0000" draw:textarea-horizontal-align="justify" draw:textarea-vertical-align="middle" draw:auto-grow-height="false" fo:min-height="1.75cm" fo:min-width="15.5cm"/>
    </style:style>
    <style:style style:name="gr5" style:family="graphic" style:parent-style-name="standard">
      <style:graphic-properties draw:stroke="none" draw:fill="solid" draw:fill-color="#000000" draw:textarea-horizontal-align="justify" draw:textarea-vertical-align="middle" draw:auto-grow-height="false" fo:min-height="16.417cm" fo:min-width="24.5cm" draw:shadow="hidden"/>
    </style:style>
    <style:style style:name="gr6" style:family="graphic" style:parent-style-name="standard">
      <style:graphic-properties draw:stroke="none" draw:fill="solid" draw:fill-color="#00a0ff" draw:textarea-horizontal-align="justify" draw:textarea-vertical-align="middle" draw:auto-grow-height="false" fo:min-height="16.417cm" fo:min-width="24.5cm" draw:shadow="hidden"/>
    </style:style>
    <style:style style:name="gr7" style:family="graphic" style:parent-style-name="standard">
      <style:graphic-properties draw:stroke="none" draw:fill="solid" draw:fill-color="#000000" draw:textarea-horizontal-align="justify" draw:textarea-vertical-align="middle" draw:auto-grow-height="false" fo:min-height="49.75cm" fo:min-width="49.5cm"/>
    </style:style>
    <style:style style:name="gr8" style:family="graphic" style:parent-style-name="standard">
      <style:graphic-properties draw:stroke="none" draw:fill="solid" draw:fill-color="#4b4b4b" draw:textarea-horizontal-align="justify" draw:textarea-vertical-align="middle" draw:auto-grow-height="false" fo:min-height="49.75cm" fo:min-width="49.5cm"/>
    </style:style>
    <style:style style:name="P1" style:family="paragraph">
      <loext:graphic-properties draw:fill="solid" draw:fill-color="#00a0ff"/>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 style:family="paragraph">
      <loext:graphic-properties draw:fill-color="#ff0000"/>
      <style:paragraph-properties fo:text-align="center"/>
    </style:style>
    <style:style style:name="P5" style:family="paragraph">
      <loext:graphic-properties draw:fill="solid" draw:fill-color="#4b4b4b"/>
      <style:paragraph-properties fo:text-align="center"/>
    </style:style>
  </office:automatic-styles>
  <office:body>
    <office:drawing>
      <draw:page draw:name="page1" draw:style-name="dp1" draw:master-page-name="Standard">
        <draw:custom-shape draw:style-name="gr1" draw:text-style-name="P1" draw:layer="layout" svg:width="50cm" svg:height="50cm" svg:x="0.001cm" svg:y="0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gon draw:style-name="gr2" draw:text-style-name="P2" draw:layer="layout" svg:width="15.999cm" svg:height="15.999cm" svg:x="8.001cm" svg:y="34cm" svg:viewBox="0 0 16000 16000" draw:points="4000,7000 4000,1000 5000,1000 5000,0 11000,0 11000,1000 12000,1000 12000,7000 11000,7000 11000,8000 10000,8000 10000,10000 12000,10000 12000,11000 15000,11000 15000,12000 16000,12000 16000,16000 15000,16000 1000,16000 0,16000 0,12000 1000,12000 1000,11000 4000,11000 4000,10000 6000,10000 6000,8000 5000,8000 5000,7000">
          <text:p/>
        </draw:polygon>
        <draw:polygon draw:style-name="gr2" draw:text-style-name="P2" draw:layer="layout" svg:width="15.999cm" svg:height="15.999cm" svg:x="26.001cm" svg:y="34cm" svg:viewBox="0 0 16000 16000" draw:points="4000,7000 4000,1000 5000,1000 5000,0 11000,0 11000,1000 12000,1000 12000,7000 11000,7000 11000,8000 10000,8000 10000,10000 12000,10000 12000,11000 15000,11000 15000,12000 16000,12000 16000,16000 15000,16000 1000,16000 0,16000 0,12000 1000,12000 1000,11000 4000,11000 4000,10000 6000,10000 6000,8000 5000,8000 5000,7000">
          <text:p/>
        </draw:polygon>
        <draw:path draw:style-name="gr3" draw:text-style-name="P3" draw:layer="layout" svg:width="13.999cm" svg:height="13.999cm" svg:x="18.001cm" svg:y="17cm" svg:viewBox="0 0 14000 14000" svg:d="M5548 3006l2-50 6-47 11-45 7-22 9-22 7-21 12-21 11-19 12-19 28-38 32-36 37-32 36-28 21-12 19-11 21-11 20-9 23-8 22-7 44-11 47-6 50-2 49 2 48 6 43 11 23 7 21 8 20 9 21 9 19 13 21 11 36 29 37 32 33 36 27 38 14 19 10 19 11 21 10 21 9 22 7 21 5 24 5 22 6 47 3 50-3 50-6 47-10 46-7 22-9 21-10 20-11 21-10 21-14 19-27 38-33 36-37 33-36 28-21 12-19 12-21 9-20 10-21 9-23 7-43 10-48 6-49 3-50-3-47-6-22-5-22-5-22-9-23-7-20-10-21-11-19-10-21-14-36-28-37-34-32-36-28-37-23-40-12-21-7-21-9-21-7-22-11-44-6-47zM7519 3006l3-50 6-47 5-22 6-24 7-21 8-22 10-21 11-21 11-19 13-19 28-38 33-36 36-32 37-29 20-11 19-13 21-9 21-9 21-8 22-7 44-11 48-6 48-2 49 2 47 6 45 11 21 7 22 8 21 9 21 9 39 24 39 29 36 32 33 36 30 38 12 19 11 19 11 21 10 21 7 22 9 21 5 24 5 22 6 47 3 50-3 49-6 47-5 22-5 22-9 22-7 21-10 21-11 21-23 40-30 37-33 36-36 34-39 28-19 14-20 10-21 11-21 10-22 7-21 9-23 5-22 5-47 6-49 3-48-3-48-6-23-5-23-5-22-9-21-7-21-10-20-11-20-10-19-14-38-28-36-34-31-36-30-37-24-40-9-21-10-21-8-21-7-22-11-44-6-47zM3938 3944l13-313 42-301 31-145 40-143 45-140 52-138 59-135 67-130 73-129 82-125 181-242 211-231 231-211 241-181 125-81 128-73 132-67 133-60 137-52 140-46 142-39 146-32 300-42 313-13 312 13 299 42 147 32 142 39 141 46 136 52 134 60 131 67 128 73 125 81 241 181 229 211 210 231 182 242 79 125 74 129 66 130 60 135 53 138 45 140 70 288 42 301 14 313-14 310-42 300-32 146-38 141-45 140-53 138-60 133-66 131-74 127-79 125-182 242-210 229-229 209-241 182-125 79-128 73-131 67-134 60-136 53-141 44-142 39-147 31-299 42-312 14-313-14-300-42-146-31-142-39-140-44-137-53-133-60-132-67-128-73-125-79-241-182-231-209-211-229-181-242-82-125-73-127-67-131-59-133-52-138-45-140-40-141-31-146-42-300zM4398 3944l13 263 34 256 28 123 32 121 39 118 45 116 50 114 56 111 62 109 70 105 154 205 179 194 196 178 206 154 105 68 110 62 111 57 114 50 116 45 118 38 123 34 123 27 255 34 265 12 265-12 255-34 124-27 121-34 119-38 115-45 114-50 111-57 110-62 105-68 206-154 194-178 178-194 154-205 68-105 63-109 57-111 50-114 43-116 40-118 33-121 26-123 35-256 13-263-13-265-35-257-59-246-40-118-43-116-50-115-57-111-63-110-68-105-154-207-178-196-194-178-206-156-105-68-110-62-111-57-114-52-115-44-119-39-121-31-124-28-255-35-265-13-265 13-255 35-123 28-123 31-118 39-116 44-114 52-111 57-110 62-105 68-206 156-196 178-179 196-154 207-70 105-62 110-56 111-50 115-45 116-39 118-32 123-28 123-34 257zM5204 4901l391-242 50 73 56 71 61 67 65 69 125 113 130 99 68 43 70 40 70 36 73 33 74 27 76 25 78 21 78 17 163 23 170 7 169-7 162-23 79-17 77-21 76-25 74-27 72-33 72-36 68-40 68-43 131-99 124-113 64-69 61-69 56-72 51-73 394 245-67 94-71 93-77 90-83 88-160 144-166 127-87 55-89 50-91 46-93 42-94 35-97 33-200 47-208 29-215 10-217-10-207-29-200-47-97-33-95-35-92-42-92-46-89-50-86-55-168-127-160-144-84-88-76-90-71-93zM875 7000v1h4375 3500 4375v-1-6125h-12250zM0 0h875 12250 875v875 6126 874h-875-4375v875h-3500v-875h-4375-875v-874-6126zM1750 13125v-875h875v875h875v-875h875v875h875v-875h875v875h876v-875h874v875h875v-875h875v875h875v-875h875v875h875v-875h-875v-875h875v-875h875v875 875h875v875 875h-1750-875-875-875-875-875-874-876-875-875-875-875-875-875-875v-875-875h875v875zM875 12250v-875-875h875v-875h875 875 875 875 875 876 874 875 875 875 875 875v875h-875v875h-875v-875h-875v875h-875v-875h-875v875h-874v-875h-876v875h-875v-875h-875v875h-875v-875h-875v875h-875v875zM2625 12250v-875h875v875zM4375 12250v-875h875v875zM6125 12250v-875h876v875zM7875 12250v-875h875v875zM9625 12250v-875h875v875z">
          <text:p/>
        </draw:path>
        <draw:custom-shape draw:style-name="gr4" draw:text-style-name="P4" draw:layer="layout" svg:width="16cm" svg:height="2cm" svg:x="8.001cm" svg:y="49cm">
          <text:p/>
          <draw:enhanced-geometry svg:viewBox="0 0 21600 21600" draw:type="rectangle" draw:enhanced-path="M 0 0 L 21600 0 21600 21600 0 21600 0 0 Z N"/>
        </draw:custom-shape>
        <draw:custom-shape draw:style-name="gr4" draw:text-style-name="P4" draw:layer="layout" svg:width="16cm" svg:height="2cm" svg:x="26.001cm" svg:y="49cm">
          <text:p/>
          <draw:enhanced-geometry svg:viewBox="0 0 21600 21600" draw:type="rectangle" draw:enhanced-path="M 0 0 L 21600 0 21600 21600 0 21600 0 0 Z N"/>
        </draw:custom-shape>
      </draw:page>
      <draw:page draw:name="page2" draw:style-name="dp1" draw:master-page-name="Standard">
        <draw:path draw:style-name="gr5" draw:text-style-name="P2" draw:layer="layout" svg:width="33.999cm" svg:height="33cm" svg:x="8cm" svg:y="17.001cm" svg:viewBox="0 0 34000 33001" svg:d="M18000 33001v-1-1000-3000h1000v-1000h3000v-1000h2000v-2000h-1000v-1000h-1000v-6000h1000v-1000h6000v1000h1000v6000h-1000v1000h-1000v2000h2000v1000h3000v1000h1000v3000 1000 1zM0 33001v-1-1000-3000h1000v-1000h3000v-1000h2000v-2000h-1000v-1000h-1000v-6000h1000v-1000h6000v1000h1000v6000h-1000v1000h-1000v2000h2000v1000h3000v1000h1000v3000 1000 1zM15548 3006l2-50 6-47 11-45 7-22 9-22 7-21 12-21 11-19 12-19 28-38 32-36 37-32 36-28 21-12 19-11 21-11 20-9 23-8 22-7 44-11 47-6 50-2 49 2 48 6 43 11 23 7 21 8 20 9 21 9 19 13 21 11 36 29 37 32 33 36 27 38 14 19 10 19 11 21 10 21 9 22 7 21 5 24 5 22 6 47 3 50-3 50-6 47-10 46-7 22-9 21-10 20-11 21-10 21-14 19-27 38-33 36-37 33-36 28-21 12-19 12-21 9-20 10-21 9-23 7-43 10-48 6-49 3-50-3-47-6-22-5-22-5-22-9-23-7-20-10-21-11-19-10-21-14-36-28-37-34-32-36-28-37-23-40-12-21-7-21-9-21-7-22-11-44-6-47zM17519 3006l3-50 6-47 5-22 6-24 7-21 8-22 10-21 11-21 11-19 13-19 28-38 33-36 36-32 37-29 20-11 19-13 21-9 21-9 21-8 22-7 44-11 48-6 48-2 49 2 47 6 45 11 21 7 22 8 21 9 21 9 39 24 39 29 36 32 33 36 30 38 12 19 11 19 11 21 10 21 7 22 9 21 5 24 5 22 6 47 3 50-3 49-6 47-5 22-5 22-9 22-7 21-10 21-11 21-23 40-30 37-33 36-36 34-39 28-19 14-20 10-21 11-21 10-22 7-21 9-23 5-22 5-47 6-49 3-48-3-48-6-23-5-23-5-22-9-21-7-21-10-20-11-20-10-19-14-38-28-36-34-31-36-30-37-24-40-9-21-10-21-8-21-7-22-11-44-6-47zM13938 3944l13-313 42-301 31-145 40-143 45-140 52-138 59-135 67-130 73-129 82-125 181-242 211-231 231-211 241-181 125-81 128-73 132-67 133-60 137-52 140-46 142-39 146-32 300-42 313-13 312 13 299 42 147 32 142 39 141 46 136 52 134 60 131 67 128 73 125 81 241 181 229 211 210 231 182 242 79 125 74 129 66 130 60 135 53 138 45 140 70 288 42 301 14 313-14 310-42 300-32 146-38 141-45 140-53 138-60 133-66 131-74 127-79 125-182 242-210 229-229 209-241 182-125 79-128 73-131 67-134 60-136 53-141 44-142 39-147 31-299 42-312 14-313-14-300-42-146-31-142-39-140-44-137-53-133-60-132-67-128-73-125-79-241-182-231-209-211-229-181-242-82-125-73-127-67-131-59-133-52-138-45-140-40-141-31-146-42-300zM14398 3944l13 263 34 256 28 123 32 121 39 118 45 116 50 114 56 111 62 109 70 105 154 205 179 194 196 178 206 154 105 68 110 62 111 57 114 50 116 45 118 38 123 34 123 27 255 34 265 12 265-12 255-34 124-27 121-34 119-38 115-45 114-50 111-57 110-62 105-68 206-154 194-178 178-194 154-205 68-105 63-109 57-111 50-114 43-116 40-118 33-121 26-123 35-256 13-263-13-265-35-257-59-246-40-118-43-116-50-115-57-111-63-110-68-105-154-207-178-196-194-178-206-156-105-68-110-62-111-57-114-52-115-44-119-39-121-31-124-28-255-35-265-13-265 13-255 35-123 28-123 31-118 39-116 44-114 52-111 57-110 62-105 68-206 156-196 178-179 196-154 207-70 105-62 110-56 111-50 115-45 116-39 118-32 123-28 123-34 257zM15204 4901l391-242 50 73 56 71 61 67 65 69 125 113 130 99 68 43 70 40 70 36 73 33 74 27 76 25 78 21 78 17 163 23 170 7 169-7 162-23 79-17 77-21 76-25 74-27 72-33 72-36 68-40 68-43 131-99 124-113 64-69 61-69 56-72 51-73 394 245-67 94-71 93-77 90-83 88-160 144-166 127-87 55-89 50-91 46-93 42-94 35-97 33-200 47-208 29-215 10-217-10-207-29-200-47-97-33-95-35-92-42-92-46-89-50-86-55-168-127-160-144-84-88-76-90-71-93zM10875 7000v1h4375 3500 4375v-1-6125h-6123-6127zM10000 0h875 12250 875v875 6126 874h-875-4375v875h-3500v-875h-4375-875v-874-6126zM11750 13125v-875h875v875h875v-875h875v875h875v-875h875v875h876v-875h874v875h875v-875h875v875h875v-875h875v875h875v-875h-875v-875h875v-875h875v875 875h875v875 875h-1750-875-875-875-875-875-874-876-875-875-875-875-875-875-875v-875-875h875v875zM10875 12250v-875-875h875v-875h875 875 875 875 875 876 874 875 875 875 875 875v875h-875v875h-875v-875h-875v875h-875v-875h-875v875h-874v-875h-876v875h-875v-875h-875v875h-875v-875h-875v875h-875v875zM12625 12250v-875h875v875zM14375 12250v-875h875v875zM16125 12250v-875h876v875zM17875 12250v-875h875v875zM19625 12250v-875h875v875z">
          <text:p/>
        </draw:path>
      </draw:page>
      <draw:page draw:name="page3" draw:style-name="dp1" draw:master-page-name="Standard">
        <draw:path draw:style-name="gr6" draw:text-style-name="P1" draw:layer="layout" svg:width="50cm" svg:height="50cm" svg:x="0.001cm" svg:y="0.001cm" svg:viewBox="0 0 50001 50001" svg:d="M12000 41000h1000v1000h1000v2000h-2000v1000h-3000v1000h-1000v3000 1000 1h-8000l25000-50001 25001 50001h-8001v-1-1000-3000h-1000v-1000h-3000v-1000h-2000v-2000h1000v-1000h1000v-6000h-1000v-1000h-6000v1000h-1000v6000h1000v1000h1000v2000h-2000v1000h-3000v1000h-1000v3000 1000 1h-2000v-1-1000-3000h-1000v-1000h-3000v-1000h-2000v-2000h1000v-1000h1000v-6000h-1000v-1000h-6000v1000h-1000zM23548 20006l2 49 6 47 11 44 7 22 9 21 7 21 12 21 23 40 28 37 32 36 37 34 36 28 21 14 19 10 21 11 20 10 23 7 22 9 22 5 22 5 47 6 50 3 49-3 48-6 43-10 23-7 21-9 20-10 21-9 19-12 21-12 36-28 37-33 33-36 27-38 14-19 10-21 11-21 10-20 9-21 7-22 10-46 6-47 3-50-3-50-6-47-5-22-5-24-7-21-9-22-10-21-11-21-10-19-14-19-27-38-33-36-37-32-36-29-21-11-19-13-21-9-20-9-21-8-23-7-43-11-48-6-49-2-50 2-47 6-44 11-22 7-23 8-20 9-21 11-19 11-21 12-36 28-37 32-32 36-28 38-12 19-11 19-12 21-7 21-9 22-7 22-11 45-6 47zM25519 20006l3 49 6 47 11 44 7 22 8 21 10 21 9 21 24 40 30 37 31 36 36 34 38 28 19 14 20 10 20 11 21 10 21 7 22 9 23 5 23 5 48 6 48 3 49-3 47-6 22-5 23-5 21-9 22-7 21-10 21-11 20-10 19-14 39-28 36-34 33-36 30-37 23-40 11-21 10-21 7-21 9-22 5-22 5-22 6-47 3-49-3-50-6-47-5-22-5-24-9-21-7-22-10-21-11-21-11-19-12-19-30-38-33-36-36-32-39-29-39-24-21-9-21-9-22-8-21-7-45-11-47-6-49-2-48 2-48 6-44 11-22 7-21 8-21 9-21 9-19 13-20 11-37 29-36 32-33 36-28 38-13 19-11 19-11 21-10 21-8 22-7 21-6 24-5 22-6 47zM21938 20944l13 310 42 300 31 146 40 141 45 140 52 138 59 133 67 131 73 127 82 125 181 242 211 229 231 209 241 182 125 79 128 73 132 67 133 60 137 53 140 44 142 39 146 31 300 42 313 14 312-14 299-42 147-31 142-39 141-44 136-53 134-60 131-67 128-73 125-79 241-182 229-209 210-229 182-242 79-125 74-127 66-131 60-133 53-138 45-140 38-141 32-146 42-300 14-310-14-313-42-301-70-288-45-140-53-138-60-135-66-130-74-129-79-125-182-242-210-231-229-211-241-181-125-81-128-73-131-67-134-60-136-52-141-46-142-39-147-32-299-42-312-13-313 13-300 42-146 32-142 39-140 46-137 52-133 60-132 67-128 73-125 81-241 181-231 211-211 231-181 242-82 125-73 129-67 130-59 135-52 138-45 140-40 143-31 145-42 301zM22398 20944l13-265 34-257 28-123 32-123 39-118 45-116 50-115 56-111 62-110 70-105 154-207 179-196 196-178 206-156 105-68 110-62 111-57 114-52 116-44 118-39 123-31 123-28 255-35 265-13 265 13 255 35 124 28 121 31 119 39 115 44 114 52 111 57 110 62 105 68 206 156 194 178 178 196 154 207 68 105 63 110 57 111 50 115 43 116 40 118 59 246 35 257 13 265-13 263-35 256-26 123-33 121-40 118-43 116-50 114-57 111-63 109-68 105-154 205-178 194-194 178-206 154-105 68-110 62-111 57-114 50-115 45-119 38-121 34-124 27-255 34-265 12-265-12-255-34-123-27-123-34-118-38-116-45-114-50-111-57-110-62-105-68-206-154-196-178-179-194-154-205-70-105-62-109-56-111-50-114-45-116-39-118-32-121-28-123-34-256zM23204 21901l64 94 71 93 76 90 84 88 160 144 168 127 86 55 89 50 92 46 92 42 95 35 97 33 200 47 207 29 217 10 215-10 208-29 200-47 97-33 94-35 93-42 91-46 89-50 87-55 166-127 160-144 83-88 77-90 71-93 67-94-394-245-51 73-56 72-61 69-64 69-124 113-131 99-68 43-68 40-72 36-72 33-74 27-76 25-77 21-79 17-162 23-169 7-170-7-163-23-78-17-78-21-76-25-74-27-73-33-70-36-70-40-68-43-130-99-125-113-65-69-61-67-56-71-50-73zM18875 24000v-6125h6127 6123v6125 1h-4375-3500-4375zM18000 17000v875 6126 874h875 4375v875h3500v-875h4375 875v-874-6126-875h-875-12250zM19750 30125h-875v-875h-875v875 875h875 875 875 875 875 875 875 876 874 875 875 875 875 875 1750v-875-875h-875v-875-875h-875v875h-875v875h875v875h-875v-875h-875v875h-875v-875h-875v875h-875v-875h-874v875h-876v-875h-875v875h-875v-875h-875v875h-875v-875h-875zM18875 29250h875v-875h875v-875h875v875h875v-875h875v875h875v-875h876v875h874v-875h875v875h875v-875h875v875h875v-875h875v-875h-875-875-875-875-875-874-876-875-875-875-875-875v875h-875v875zM20625 29250h875v-875h-875zM22375 29250h875v-875h-875zM24125 29250h876v-875h-876zM25875 29250h875v-875h-875zM27625 29250h875v-875h-875z">
          <text:p/>
        </draw:path>
      </draw:page>
      <draw:page draw:name="page4" draw:style-name="dp1" draw:master-page-name="Standard">
        <draw:path draw:style-name="gr7" draw:text-style-name="P2" draw:layer="layout" svg:width="49.999cm" svg:height="49.999cm" svg:x="0cm" svg:y="0cm" svg:viewBox="0 0 50000 50000" svg:d="M12000 41000v-6000h1000v-1000h6000v1000h1000v6000h-1000v1000h-1000v2000h2000v1000h3000v1000h1000v3000 1000h-16000v-1000-3000h1000v-1000h3000v-1000h2000v-2000h-1000v-1000zM26000 49000v-3000h1000v-1000h3000v-1000h2000v-2000h-1000v-1000h-1000v-6000h1000v-1000h6000v1000h1000v6000h-1000v1000h-1000v2000h2000v1000h3000v1000h1000v3000 1000h-16000zM25000 0l-25000 50000v-50000h25000 25000v49999zM23548 20006l2-50 6-47 11-45 7-22 9-22 7-21 12-21 11-19 12-19 28-38 32-36 37-32 36-28 21-12 19-11 21-11 20-9 23-8 22-7 44-11 47-6 50-2 49 2 48 6 43 11 23 7 21 8 20 9 21 9 19 13 21 11 36 29 37 32 33 36 27 38 14 19 10 19 11 21 10 21 9 22 7 21 5 24 5 22 6 47 3 50-3 50-6 47-10 46-7 22-9 21-10 20-11 21-10 21-14 19-27 38-33 36-37 33-36 28-21 12-19 12-21 9-20 10-21 9-23 7-43 10-48 6-49 3-50-3-47-6-22-5-22-5-22-9-23-7-20-10-21-11-19-10-21-14-36-28-37-34-32-36-28-37-23-40-12-21-7-21-9-21-7-22-11-44-6-47zM25519 20006l3-50 6-47 5-22 6-24 7-21 8-22 10-21 11-21 11-19 13-19 28-38 33-36 36-32 37-29 20-11 19-13 21-9 21-9 21-8 22-7 44-11 48-6 48-2 49 2 47 6 45 11 21 7 22 8 21 9 21 9 39 24 39 29 36 32 33 36 30 38 12 19 11 19 11 21 10 21 7 22 9 21 5 24 5 22 6 47 3 50-3 49-6 47-5 22-5 22-9 22-7 21-10 21-11 21-23 40-30 37-33 36-36 34-39 28-19 14-20 10-21 11-21 10-22 7-21 9-23 5-22 5-47 6-49 3-48-3-48-6-23-5-23-5-22-9-21-7-21-10-20-11-20-10-19-14-38-28-36-34-31-36-30-37-24-40-9-21-10-21-8-21-7-22-11-44-6-47zM21938 20944l13-313 42-301 31-145 40-143 45-140 52-138 59-135 67-130 73-129 82-125 181-242 211-231 231-211 241-181 125-81 128-73 132-67 133-60 137-52 140-46 142-39 146-32 300-42 313-13 312 13 299 42 147 32 142 39 141 46 136 52 134 60 131 67 128 73 125 81 241 181 229 211 210 231 182 242 79 125 74 129 66 130 60 135 53 138 45 140 70 288 42 301 14 313-14 310-42 300-32 146-38 141-45 140-53 138-60 133-66 131-74 127-79 125-182 242-210 229-229 209-241 182-125 79-128 73-131 67-134 60-136 53-141 44-142 39-147 31-299 42-312 14-313-14-300-42-146-31-142-39-140-44-137-53-133-60-132-67-128-73-125-79-241-182-231-209-211-229-181-242-82-125-73-127-67-131-59-133-52-138-45-140-40-141-31-146-42-300zM22398 20944l13 263 34 256 28 123 32 121 39 118 45 116 50 114 56 111 62 109 70 105 154 205 179 194 196 178 206 154 105 68 110 62 111 57 114 50 116 45 118 38 123 34 123 27 255 34 265 12 265-12 255-34 124-27 121-34 119-38 115-45 114-50 111-57 110-62 105-68 206-154 194-178 178-194 154-205 68-105 63-109 57-111 50-114 43-116 40-118 33-121 26-123 35-256 13-263-13-265-35-257-59-246-40-118-43-116-50-115-57-111-63-110-68-105-154-207-178-196-194-178-206-156-105-68-110-62-111-57-114-52-115-44-119-39-121-31-124-28-255-35-265-13-265 13-255 35-123 28-123 31-118 39-116 44-114 52-111 57-110 62-105 68-206 156-196 178-179 196-154 207-70 105-62 110-56 111-50 115-45 116-39 118-32 123-28 123-34 257zM23204 21901l391-242 50 73 56 71 61 67 65 69 125 113 130 99 68 43 70 40 70 36 73 33 74 27 76 25 78 21 78 17 163 23 170 7 169-7 162-23 79-17 77-21 76-25 74-27 72-33 72-36 68-40 68-43 131-99 124-113 64-69 61-69 56-72 51-73 394 245-67 94-71 93-77 90-83 88-160 144-166 127-87 55-89 50-91 46-93 42-94 35-97 33-200 47-208 29-215 10-217-10-207-29-200-47-97-33-95-35-92-42-92-46-89-50-86-55-168-127-160-144-84-88-76-90-71-93zM18875 24000v1h4375 3500 4375v-1-6125h-6123-6127zM18000 17000h875 12250 875v875 6126 874h-875-4375v875h-3500v-875h-4375-875v-874-6126zM19750 30125v-875h875v875h875v-875h875v875h875v-875h875v875h876v-875h874v875h875v-875h875v875h875v-875h875v875h875v-875h-875v-875h875v-875h875v875 875h875v875 875h-1750-875-875-875-875-875-874-876-875-875-875-875-875-875-875v-875-875h875v875zM18875 29250v-875-875h875v-875h875 875 875 875 875 876 874 875 875 875 875 875v875h-875v875h-875v-875h-875v875h-875v-875h-875v875h-874v-875h-876v875h-875v-875h-875v875h-875v-875h-875v875h-875v875zM20625 29250v-875h875v875zM22375 29250v-875h875v875zM24125 29250v-875h876v875zM25875 29250v-875h875v875zM27625 29250v-875h875v875z">
          <text:p/>
        </draw:path>
      </draw:page>
      <draw:page draw:name="page5" draw:style-name="dp1" draw:master-page-name="Standard">
        <draw:custom-shape draw:style-name="gr8" draw:text-style-name="P5" draw:layer="layout" svg:width="50cm" svg:height="50cm" svg:x="0cm" svg:y="0cm">
          <text:p/>
          <draw:enhanced-geometry svg:viewBox="0 0 21600 21600" draw:type="rectangle" draw:enhanced-path="M 0 0 L 21600 0 21600 21600 0 21600 0 0 Z N"/>
        </draw:custom-shape>
        <draw:path draw:style-name="gr6" draw:text-style-name="P1" draw:layer="layout" svg:width="50cm" svg:height="50cm" svg:x="0.001cm" svg:y="0.001cm" svg:viewBox="0 0 50001 50001" svg:d="M12000 41000h1000v1000h1000v2000h-2000v1000h-3000v1000h-1000v3000 1000 1h-8000l25000-50001 25001 50001h-8001v-1-1000-3000h-1000v-1000h-3000v-1000h-2000v-2000h1000v-1000h1000v-6000h-1000v-1000h-6000v1000h-1000v6000h1000v1000h1000v2000h-2000v1000h-3000v1000h-1000v3000 1000 1h-2000v-1-1000-3000h-1000v-1000h-3000v-1000h-2000v-2000h1000v-1000h1000v-6000h-1000v-1000h-6000v1000h-1000zM23548 20006l2 49 6 47 11 44 7 22 9 21 7 21 12 21 23 40 28 37 32 36 37 34 36 28 21 14 19 10 21 11 20 10 23 7 22 9 22 5 22 5 47 6 50 3 49-3 48-6 43-10 23-7 21-9 20-10 21-9 19-12 21-12 36-28 37-33 33-36 27-38 14-19 10-21 11-21 10-20 9-21 7-22 10-46 6-47 3-50-3-50-6-47-5-22-5-24-7-21-9-22-10-21-11-21-10-19-14-19-27-38-33-36-37-32-36-29-21-11-19-13-21-9-20-9-21-8-23-7-43-11-48-6-49-2-50 2-47 6-44 11-22 7-23 8-20 9-21 11-19 11-21 12-36 28-37 32-32 36-28 38-12 19-11 19-12 21-7 21-9 22-7 22-11 45-6 47zM25519 20006l3 49 6 47 11 44 7 22 8 21 10 21 9 21 24 40 30 37 31 36 36 34 38 28 19 14 20 10 20 11 21 10 21 7 22 9 23 5 23 5 48 6 48 3 49-3 47-6 22-5 23-5 21-9 22-7 21-10 21-11 20-10 19-14 39-28 36-34 33-36 30-37 23-40 11-21 10-21 7-21 9-22 5-22 5-22 6-47 3-49-3-50-6-47-5-22-5-24-9-21-7-22-10-21-11-21-11-19-12-19-30-38-33-36-36-32-39-29-39-24-21-9-21-9-22-8-21-7-45-11-47-6-49-2-48 2-48 6-44 11-22 7-21 8-21 9-21 9-19 13-20 11-37 29-36 32-33 36-28 38-13 19-11 19-11 21-10 21-8 22-7 21-6 24-5 22-6 47zM21938 20944l13 310 42 300 31 146 40 141 45 140 52 138 59 133 67 131 73 127 82 125 181 242 211 229 231 209 241 182 125 79 128 73 132 67 133 60 137 53 140 44 142 39 146 31 300 42 313 14 312-14 299-42 147-31 142-39 141-44 136-53 134-60 131-67 128-73 125-79 241-182 229-209 210-229 182-242 79-125 74-127 66-131 60-133 53-138 45-140 38-141 32-146 42-300 14-310-14-313-42-301-70-288-45-140-53-138-60-135-66-130-74-129-79-125-182-242-210-231-229-211-241-181-125-81-128-73-131-67-134-60-136-52-141-46-142-39-147-32-299-42-312-13-313 13-300 42-146 32-142 39-140 46-137 52-133 60-132 67-128 73-125 81-241 181-231 211-211 231-181 242-82 125-73 129-67 130-59 135-52 138-45 140-40 143-31 145-42 301zM22398 20944l13-265 34-257 28-123 32-123 39-118 45-116 50-115 56-111 62-110 70-105 154-207 179-196 196-178 206-156 105-68 110-62 111-57 114-52 116-44 118-39 123-31 123-28 255-35 265-13 265 13 255 35 124 28 121 31 119 39 115 44 114 52 111 57 110 62 105 68 206 156 194 178 178 196 154 207 68 105 63 110 57 111 50 115 43 116 40 118 59 246 35 257 13 265-13 263-35 256-26 123-33 121-40 118-43 116-50 114-57 111-63 109-68 105-154 205-178 194-194 178-206 154-105 68-110 62-111 57-114 50-115 45-119 38-121 34-124 27-255 34-265 12-265-12-255-34-123-27-123-34-118-38-116-45-114-50-111-57-110-62-105-68-206-154-196-178-179-194-154-205-70-105-62-109-56-111-50-114-45-116-39-118-32-121-28-123-34-256zM23204 21901l64 94 71 93 76 90 84 88 160 144 168 127 86 55 89 50 92 46 92 42 95 35 97 33 200 47 207 29 217 10 215-10 208-29 200-47 97-33 94-35 93-42 91-46 89-50 87-55 166-127 160-144 83-88 77-90 71-93 67-94-394-245-51 73-56 72-61 69-64 69-124 113-131 99-68 43-68 40-72 36-72 33-74 27-76 25-77 21-79 17-162 23-169 7-170-7-163-23-78-17-78-21-76-25-74-27-73-33-70-36-70-40-68-43-130-99-125-113-65-69-61-67-56-71-50-73zM18875 24000v-6125h6127 6123v6125 1h-4375-3500-4375zM18000 17000v875 6126 874h875 4375v875h3500v-875h4375 875v-874-6126-875h-875-12250zM19750 30125h-875v-875h-875v875 875h875 875 875 875 875 875 875 876 874 875 875 875 875 875 1750v-875-875h-875v-875-875h-875v875h-875v875h875v875h-875v-875h-875v875h-875v-875h-875v875h-875v-875h-874v875h-876v-875h-875v875h-875v-875h-875v875h-875v-875h-875zM18875 29250h875v-875h875v-875h875v875h875v-875h875v875h875v-875h876v875h874v-875h875v875h875v-875h875v875h875v-875h875v-875h-875-875-875-875-875-874-876-875-875-875-875-875v875h-875v875zM20625 29250h875v-875h-875zM22375 29250h875v-875h-875zM24125 29250h876v-875h-876zM25875 29250h875v-875h-875zM27625 29250h875v-875h-87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2T16:29:24.720170458</meta:creation-date>
    <dc:date>2019-01-12T16:33:16.349269339</dc:date>
    <meta:editing-duration>PT3M52S</meta:editing-duration>
    <meta:editing-cycles>2</meta:editing-cycles>
    <meta:generator>LibreOffice/6.1.4.2$Linux_X86_64 LibreOffice_project/10$Build-2</meta:generator>
    <meta:document-statistic meta:object-count="11"/>
  </office:meta>
</office:document-meta>
</file>